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Default" style:list-style-name="">
      <style:paragraph-properties style:text-autospace="none"/>
    </style:style>
    <style:style style:name="P3" style:family="paragraph" style:parent-style-name="Default" style:list-style-name="">
      <style:paragraph-properties style:text-autospace="none"/>
      <style:text-properties fo:color="#000000" style:text-line-through-style="none" style:font-name="Calibri" fo:font-size="11pt" style:text-underline-style="none" fo:font-weight="bold" style:font-name-asian="Calibri" style:font-size-asian="11pt" style:font-weight-asian="bold" style:font-name-complex="Calibri" style:font-size-complex="11pt" style:font-weight-complex="bold"/>
    </style:style>
    <style:style style:name="P4" style:family="paragraph" style:parent-style-name="Default" style:list-style-name="">
      <style:paragraph-properties style:text-autospace="none"/>
      <style:text-properties fo:color="#000000" style:text-line-through-style="none" style:font-name="Calibri" fo:font-size="9pt" style:text-underline-style="none" fo:font-weight="normal" style:font-name-asian="Calibri" style:font-size-asian="9pt" style:font-weight-asian="normal" style:font-name-complex="Calibri" style:font-size-complex="9pt" style:font-weight-complex="normal"/>
    </style:style>
    <style:style style:name="P5" style:family="paragraph" style:parent-style-name="Default" style:list-style-name="">
      <style:paragraph-properties fo:break-before="page" style:text-autospace="none"/>
      <style:text-properties fo:color="#000000" style:text-line-through-style="none" style:font-name="Calibri" fo:font-size="11pt" style:text-underline-style="none" fo:font-weight="bold" style:font-name-asian="Calibri" style:font-size-asian="11pt" style:font-weight-asian="bold" style:font-name-complex="Calibri" style:font-size-complex="11pt" style:font-weight-complex="bold"/>
    </style:style>
    <style:style style:name="T1" style:family="text">
      <style:text-properties fo:color="#000000" style:font-name="Calibri" fo:font-size="12pt" style:font-name-asian="Calibri" style:font-size-asian="12pt" style:font-name-complex="Calibri" style:font-size-complex="12pt"/>
    </style:style>
    <style:style style:name="T2" style:family="text">
      <style:text-properties fo:color="#000000" style:font-name="Calibri" fo:font-size="11pt" fo:font-weight="bold" style:font-name-asian="Calibri" style:font-size-asian="11pt" style:font-weight-asian="bold" style:font-name-complex="Calibri" style:font-size-complex="11pt" style:font-weight-complex="bold"/>
    </style:style>
    <style:style style:name="T3" style:family="text">
      <style:text-properties fo:color="#000000" style:text-line-through-style="none" style:font-name="Calibri" fo:font-size="11pt" style:text-underline-style="none" fo:font-weight="normal" style:font-name-asian="Calibri" style:font-size-asian="11pt" style:font-weight-asian="normal" style:font-name-complex="Calibri" style:font-size-complex="11pt" style:font-weight-complex="normal"/>
    </style:style>
    <style:style style:name="T4" style:family="text">
      <style:text-properties fo:color="#000000" style:text-line-through-style="none" style:font-name="Calibri" fo:font-size="11pt" style:text-underline-style="none" fo:font-weight="bold" style:font-name-asian="Calibri" style:font-size-asian="11pt" style:font-weight-asian="bold" style:font-name-complex="Calibri" style:font-size-complex="11pt" style:font-weight-complex="bold"/>
    </style:style>
    <style:style style:name="T5" style:family="text">
      <style:text-properties fo:color="#000000" style:text-line-through-style="none" style:font-name="Calibri" fo:font-size="9pt" style:text-underline-style="none" fo:font-weight="normal" style:font-name-asian="Calibri" style:font-size-asian="9pt" style:font-weight-asian="normal" style:font-name-complex="Calibri" style:font-size-complex="9pt" style:font-weight-complex="normal"/>
    </style:style>
    <style:style style:name="T6"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
      <text:p text:style-name="P2"><text:span text:style-name="T2">Angaben gemäß § 5 TMG und Informationen nach § 2 DL-InfoV: </text:span></text:p>
      <text:p text:style-name="P2"><text:span text:style-name="T3">Natali Holland – Heilpraktikerin für Psychotherapie </text:span></text:p>
      <text:p text:style-name="P2"><text:span text:style-name="T3">Telefon: +49 15158837493<text:line-break/>E-Mail: natali.holland.hpp@gmail.com<text:line-break/>Internet: https://nataliholland.com </text:span></text:p>
      <text:p text:style-name="P2"><text:span text:style-name="T3">Bilder:CANVA<text:line-break/>Umsetzung, Betreuung, Design und Konzeption Jonathan Brown </text:span></text:p>
      <text:p text:style-name="P2"><text:span text:style-name="T4"/></text:p>
      <text:p text:style-name="P2"><text:span text:style-name="T4">Hinweis auf § 4 Nr. 14 UstG: </text:span></text:p>
      <text:p text:style-name="P2"><text:span text:style-name="T3">Heilkundliche Tätigkeit ist gemäß § 4 Nr. 14 UStG von der Umsatzsteuer befreit. Aus diesem Grund erhebe ich keine Umsatzsteuer und weise diese folglich auch nicht aus. </text:span></text:p>
      <text:p text:style-name="P3"/>
      <text:p text:style-name="P3">Gesetzliche Berufsbezeichnung: </text:p>
      <text:p text:style-name="P2"><text:span text:style-name="T3">Heilpraktikerin für Psychotherapie <text:s/>(verliehen in der Bundesrepublik Deutschland) </text:span></text:p>
      <text:p text:style-name="P2"><text:span text:style-name="T3">Die Erlaubnis nach §1 Abs. 1 des Heilpraktikergesetzes wurde mir durch das Gesundheitsamt der Stadt Mühldorf erteilt. </text:span></text:p>
      <text:p text:style-name="P2"><text:span text:style-name="T3">Zuständige Kammer: München.</text:span></text:p>
      <text:p text:style-name="P2"><text:span text:style-name="T4"/></text:p>
      <text:p text:style-name="P2"><text:span text:style-name="T4">Zuständige Aufsichtsbehörde: </text:span></text:p>
      <text:p text:style-name="P2"><text:span text:style-name="T3">Gesundheitsamt Erding,</text:span></text:p>
      <text:p text:style-name="P2"><text:span text:style-name="T3">Alois-Schießl-Platz 2</text:span></text:p>
      <text:p text:style-name="P1">85435 <text:s/>Erding </text:p>
      <text:p text:style-name="P1">https://www.landkreis-erding.de/buerger-verwaltung/gesundheitswesen/</text:p>
      <text:p text:style-name="P2"><text:span text:style-name="T3"><text:s/></text:span></text:p>
      <text:p text:style-name="P2"><text:span text:style-name="T4">Berufsrechtliche Regelungen: </text:span><text:span text:style-name="T3">(Hinweis: Bitte aktive anklickbare Links einfügen) </text:span></text:p>
      <text:p text:style-name="P2"><text:span text:style-name="T3">(Heilpraktikergesetz) und Durchführungsverordnung: Nachzulesen im Internet unter http://www.gesetze-im-internet.de/heilprg/index.html und http://www.gesetze-im-internet.de/heilprgdv_1/index.html </text:span></text:p>
      <text:p text:style-name="P2"><text:span text:style-name="T3">Leitlinien zur Überprüfung von Heilpraktikeranwärter: innen und -anwärtern nach § 2 des Heilpraktikergesetzes in Verbindung mit § 2 Absatz 1 Buchstabe i der Ersten Durchführungsverordnung zum Heilpraktikergesetz, abrufbar unter https://www.bundesanzeiger.de/ebanzwww/wexsservlet?page.navid=to_bookmark_official&amp;bookmark_id=d6Pk1lbZta8EPCulJuE </text:span></text:p>
      <text:p text:style-name="P3">Verbandsmitgliedschaft: </text:p>
      <text:p text:style-name="P2"><text:span text:style-name="T3">Mitglied im Verband Freier Psychotherapeuten, Heilpraktiker für Psychotherapie und Psychologischer Berater e.V. (www.vfp.de ) Berufsordnung des VFP e.V.: https://vfp.de/verband/berufsordnung </text:span></text:p>
      <text:p text:style-name="P4"/>
      <text:p text:style-name="P4"><text:span text:style-name="T5"/></text:p>
      <text:p text:style-name="P4"><text:span text:style-name="T6">Haftungsausschluss</text:span><text:line-break/>Haftung für Inhalte<text:line-break/>Als Diensteanbieter sind wir gemäß § 7 Abs.1 TMG für eigene Inhalte auf diesen Seiten nach den allgemeinen Gesetzen verantwortlich. Nach §§ 8 bis 10 TMG sind wir als Diensteanbieter jedoch nicht verpflichtet, übermittelte oder gespeicherte fremde Informationen zu überwachen oder nach Umständen zu forschen, die auf eine rechtswidrige Tätigkeit hinweisen. Verpflichtungen zur Entfernung oder Sperrung der Nutzung von Informationen nach den allgemeinen Gesetzen bleiben hiervon unberührt. Eine diesbezügliche Haftung ist jedoch erst ab dem Zeitpunkt der Kenntnis einer konkreten Rechtsverletzung möglich. Bei Bekanntwerden von entsprechenden Rechtsverletzungen werden wir diese Inhalte umgehend entfernen. <text:line-break/><text:span text:style-name="T6">Haftung für Links</text:span><text:line-break/>Unser Angebot enthält Links zu externen Websites Dritter, auf deren Inhalte wir keinen Einfluss haben. Deshalb können wir für diese fremden Inhalte auch keine Gewähr übernehmen. Für die Inhalte der verlinkten Seiten ist stets der jeweilige Anbieter oder Betreiber der Seiten verantwortlich. Die verlinkten Seiten wurden zum Zeitpunkt der Verlinkung auf mögliche Rechtsverstöße überprüft. Rechtswidrige Inhalte waren zum Zeitpunkt der Verlinkung nicht erkennbar. Eine permanente inhaltliche Kontrolle der verlinkten Seiten ist jedoch ohne konkrete Anhaltspunkte einer Rechtsverletzung nicht zumutbar. Bei Bekanntwerden von Rechtsverletzungen werden wir derartige Links umgehend entfernen. </text:p>
      <text:p text:style-name="P5">Urheberangaben für die verwendeten Bilder / Bildnachweis: </text:p>
      <text:p text:style-name="P2"><text:span text:style-name="T3">Angabe der Bildagentur bzw. des Fotografen entsprechend den jeweiligen Lizenzbedingungen einfügen. </text:span></text:p>
      <text:p text:style-name="P2"><text:span text:style-name="T4">Hinweis: </text:span><text:span text:style-name="T3">Die auf dieser Website beschriebenen Verfahren gelten zum Teil als wissenschaftlich umstritten und werden von der Schulmedizin nicht alle anerkannt. Beschriebene Folgen einer Behandlung beruhen ausschließlich auf Erfahrungswissen und stellen kein Heil- oder Erfolgsversprechen dar. Wissenschaftliche Forschungsergebnisse über die Wirkungen einer Behandlung liegen nicht für jede Therapiemethode vor. Der konkrete Verlauf einer Behandlung hängt zudem von vielen individuellen Faktoren des Patienten ab.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7-18T20:19:20.03</meta:creation-date>
    <meta:document-statistic meta:table-count="0" meta:image-count="0" meta:object-count="0" meta:page-count="2" meta:paragraph-count="25" meta:word-count="443" meta:character-count="3843"/>
    <dc:date>2024-07-18T20:31:07.02</dc:date>
    <meta:editing-duration>PT11M47S</meta:editing-duration>
    <meta:editing-cycles>1</meta:editing-cycles>
    <meta:generator>OpenOffice/4.1.11$Win32 OpenOffice.org_project/4111m1$Build-9808</meta:generator>
  </office:meta>
</office:document-meta>
</file>